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23-01-01 17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22-01-26 15:2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21-01-05 14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7976" calcext:value-type="float">
            <text:p>36.1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20-01-21 18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9208" calcext:value-type="float">
            <text:p>35.69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8-02-12 18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84816" calcext:value-type="float">
            <text:p>35.48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7-01-30 17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40264" calcext:value-type="float">
            <text:p>35.64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6-01-29 15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82352" calcext:value-type="float">
            <text:p>35.58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3-12-05 15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3-01-18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7504" calcext:value-type="float">
            <text:p>36.41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2-01-18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1-01-04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04856" calcext:value-type="float">
            <text:p>35.80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10-01-04 20:4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00184" calcext:value-type="float">
            <text:p>35.00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9-01-23 18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02192" calcext:value-type="float">
            <text:p>34.30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8-01-0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31048" calcext:value-type="float">
            <text:p>33.531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6-12-19 15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56216" calcext:value-type="float">
            <text:p>35.25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6-01-11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66072" calcext:value-type="float">
            <text:p>34.86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5-01-21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4-0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1984" calcext:value-type="float">
            <text:p>34.161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3-01-30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28456" calcext:value-type="float">
            <text:p>34.12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2-02-22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8416" calcext:value-type="float">
            <text:p>33.28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1-02-06 2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2904" calcext:value-type="float">
            <text:p>34.2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2000-02-03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1999-02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15936" calcext:value-type="float">
            <text:p>33.01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1998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62368" calcext:value-type="float">
            <text:p>32.66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1997-01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1904" calcext:value-type="float">
            <text:p>33.52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146095510402</text:p>
          </table:table-cell>
          <table:table-cell office:value-type="string" calcext:value-type="string">
            <text:p>1983-08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12" calcext:value-type="float">
            <text:p>96.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